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7 Sheet1.B1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674cm" svg:height="8.805cm" svg:x="4.693cm" svg:y="10.687cm">
            <draw:object draw:notify-on-update-of-ranges="Sheet1.A24:Sheet1.A54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49.29669735724" calcext:value-type="float">
            <text:p>8049.29669735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20.91644818418" calcext:value-type="float">
            <text:p>7520.9164481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81.34776388707" calcext:value-type="float">
            <text:p>7481.34776388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81.06371447998" calcext:value-type="float">
            <text:p>6981.06371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53.69902138921" calcext:value-type="float">
            <text:p>6953.69902138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32.07854362355" calcext:value-type="float">
            <text:p>6932.0785436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94.73601603683" calcext:value-type="float">
            <text:p>6894.7360160368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float" office:value="40.95946" calcext:value-type="float">
            <text:p>40.95946</text:p>
          </table:table-cell>
          <table:table-cell office:value-type="float" office:value="0.07817" calcext:value-type="float">
            <text:p>0.07817</text:p>
          </table:table-cell>
        </table:table-row>
        <table:table-row table:style-name="ro1">
          <table:table-cell office:value-type="float" office:value="29.70646" calcext:value-type="float">
            <text:p>29.70646</text:p>
          </table:table-cell>
          <table:table-cell office:value-type="float" office:value="0.05669" calcext:value-type="float">
            <text:p>0.05669</text:p>
          </table:table-cell>
        </table:table-row>
        <table:table-row table:style-name="ro1">
          <table:table-cell office:value-type="float" office:value="25.71523" calcext:value-type="float">
            <text:p>25.71523</text:p>
          </table:table-cell>
          <table:table-cell office:value-type="float" office:value="0.04907" calcext:value-type="float">
            <text:p>0.04907</text:p>
          </table:table-cell>
        </table:table-row>
        <table:table-row table:style-name="ro1">
          <table:table-cell office:value-type="float" office:value="20.65428" calcext:value-type="float">
            <text:p>20.65428</text:p>
          </table:table-cell>
          <table:table-cell office:value-type="float" office:value="0.03942" calcext:value-type="float">
            <text:p>0.03942</text:p>
          </table:table-cell>
        </table:table-row>
        <table:table-row table:style-name="ro1">
          <table:table-cell office:value-type="float" office:value="17.91569" calcext:value-type="float">
            <text:p>17.91569</text:p>
          </table:table-cell>
          <table:table-cell office:value-type="float" office:value="0.03419" calcext:value-type="float">
            <text:p>0.03419</text:p>
          </table:table-cell>
        </table:table-row>
        <table:table-row table:style-name="ro1">
          <table:table-cell office:value-type="float" office:value="15.39928" calcext:value-type="float">
            <text:p>15.39928</text:p>
          </table:table-cell>
          <table:table-cell office:value-type="float" office:value="0.02939" calcext:value-type="float">
            <text:p>0.02939</text:p>
          </table:table-cell>
        </table:table-row>
        <table:table-row table:style-name="ro1">
          <table:table-cell office:value-type="float" office:value="14.47031" calcext:value-type="float">
            <text:p>14.47031</text:p>
          </table:table-cell>
          <table:table-cell office:value-type="float" office:value="0.02762" calcext:value-type="float">
            <text:p>0.02762</text:p>
          </table:table-cell>
        </table:table-row>
        <table:table-row table:style-name="ro1">
          <table:table-cell office:value-type="float" office:value="11.96392" calcext:value-type="float">
            <text:p>11.96392</text:p>
          </table:table-cell>
          <table:table-cell office:value-type="float" office:value="0.02283" calcext:value-type="float">
            <text:p>0.02283</text:p>
          </table:table-cell>
        </table:table-row>
        <table:table-row table:style-name="ro1">
          <table:table-cell office:value-type="float" office:value="11.02896" calcext:value-type="float">
            <text:p>11.02896</text:p>
          </table:table-cell>
          <table:table-cell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10.59605" calcext:value-type="float">
            <text:p>10.59605</text:p>
          </table:table-cell>
          <table:table-cell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9.83393" calcext:value-type="float">
            <text:p>9.83393</text:p>
          </table:table-cell>
          <table:table-cell office:value-type="float" office:value="0.01877" calcext:value-type="float">
            <text:p>0.01877</text:p>
          </table:table-cell>
        </table:table-row>
        <table:table-row table:style-name="ro1">
          <table:table-cell office:value-type="float" office:value="8.52191" calcext:value-type="float">
            <text:p>8.52191</text:p>
          </table:table-cell>
          <table:table-cell office:value-type="float" office:value="0.01626" calcext:value-type="float">
            <text:p>0.01626</text:p>
          </table:table-cell>
        </table:table-row>
        <table:table-row table:style-name="ro1">
          <table:table-cell office:value-type="float" office:value="8.02146" calcext:value-type="float">
            <text:p>8.02146</text:p>
          </table:table-cell>
          <table:table-cell office:value-type="float" office:value="0.01531" calcext:value-type="float">
            <text:p>0.01531</text:p>
          </table:table-cell>
        </table:table-row>
        <table:table-row table:style-name="ro1">
          <table:table-cell office:value-type="float" office:value="7.61897" calcext:value-type="float">
            <text:p>7.61897</text:p>
          </table:table-cell>
          <table:table-cell office:value-type="float" office:value="0.01454" calcext:value-type="float">
            <text:p>0.01454</text:p>
          </table:table-cell>
        </table:table-row>
        <table:table-row table:style-name="ro1">
          <table:table-cell office:value-type="float" office:value="7.2555" calcext:value-type="float">
            <text:p>7.2555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6.8743" calcext:value-type="float">
            <text:p>6.8743</text:p>
          </table:table-cell>
          <table:table-cell office:value-type="float" office:value="0.01312" calcext:value-type="float">
            <text:p>0.01312</text:p>
          </table:table-cell>
        </table:table-row>
        <table:table-row table:style-name="ro1">
          <table:table-cell office:value-type="float" office:value="6.54637" calcext:value-type="float">
            <text:p>6.54637</text:p>
          </table:table-cell>
          <table:table-cell office:value-type="float" office:value="0.01249" calcext:value-type="float">
            <text:p>0.01249</text:p>
          </table:table-cell>
        </table:table-row>
        <table:table-row table:style-name="ro1">
          <table:table-cell office:value-type="float" office:value="6.10858" calcext:value-type="float">
            <text:p>6.10858</text:p>
          </table:table-cell>
          <table:table-cell office:value-type="float" office:value="0.01166" calcext:value-type="float">
            <text:p>0.01166</text:p>
          </table:table-cell>
        </table:table-row>
        <table:table-row table:style-name="ro1">
          <table:table-cell office:value-type="float" office:value="5.9989" calcext:value-type="float">
            <text:p>5.9989</text:p>
          </table:table-cell>
          <table:table-cell office:value-type="float" office:value="0.01145" calcext:value-type="float">
            <text:p>0.01145</text:p>
          </table:table-cell>
        </table:table-row>
        <table:table-row table:style-name="ro1">
          <table:table-cell office:value-type="float" office:value="5.72218" calcext:value-type="float">
            <text:p>5.72218</text:p>
          </table:table-cell>
          <table:table-cell office:value-type="float" office:value="0.01092" calcext:value-type="float">
            <text:p>0.01092</text:p>
          </table:table-cell>
        </table:table-row>
        <table:table-row table:style-name="ro1">
          <table:table-cell office:value-type="float" office:value="5.50791" calcext:value-type="float">
            <text:p>5.50791</text:p>
          </table:table-cell>
          <table:table-cell office:value-type="float" office:value="0.01051" calcext:value-type="float">
            <text:p>0.01051</text:p>
          </table:table-cell>
        </table:table-row>
        <table:table-row table:style-name="ro1">
          <table:table-cell office:value-type="float" office:value="5.2992" calcext:value-type="float">
            <text:p>5.2992</text:p>
          </table:table-cell>
          <table:table-cell office:value-type="float" office:value="0.01011" calcext:value-type="float">
            <text:p>0.01011</text:p>
          </table:table-cell>
        </table:table-row>
        <table:table-row table:style-name="ro1">
          <table:table-cell office:value-type="float" office:value="5.21147" calcext:value-type="float">
            <text:p>5.21147</text:p>
          </table:table-cell>
          <table:table-cell office:value-type="float" office:value="0.00995" calcext:value-type="float">
            <text:p>0.00995</text:p>
          </table:table-cell>
        </table:table-row>
        <table:table-row table:style-name="ro1">
          <table:table-cell office:value-type="float" office:value="4.82596" calcext:value-type="float">
            <text:p>4.82596</text:p>
          </table:table-cell>
          <table:table-cell office:value-type="float" office:value="0.00921" calcext:value-type="float">
            <text:p>0.00921</text:p>
          </table:table-cell>
        </table:table-row>
        <table:table-row table:style-name="ro1">
          <table:table-cell office:value-type="float" office:value="4.79221" calcext:value-type="float">
            <text:p>4.79221</text:p>
          </table:table-cell>
          <table:table-cell office:value-type="float" office:value="0.00915" calcext:value-type="float">
            <text:p>0.00915</text:p>
          </table:table-cell>
        </table:table-row>
        <table:table-row table:style-name="ro1">
          <table:table-cell office:value-type="float" office:value="4.66567" calcext:value-type="float">
            <text:p>4.66567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float" office:value="4.37707" calcext:value-type="float">
            <text:p>4.37707</text:p>
          </table:table-cell>
          <table:table-cell office:value-type="float" office:value="0.00835" calcext:value-type="float">
            <text:p>0.00835</text:p>
          </table:table-cell>
        </table:table-row>
        <table:table-row table:style-name="ro1">
          <table:table-cell office:value-type="float" office:value="4.20249" calcext:value-type="float">
            <text:p>4.20249</text:p>
          </table:table-cell>
          <table:table-cell office:value-type="float" office:value="0.00802" calcext:value-type="float">
            <text:p>0.00802</text:p>
          </table:table-cell>
        </table:table-row>
        <table:table-row table:style-name="ro1">
          <table:table-cell office:value-type="float" office:value="4.09703" calcext:value-type="float">
            <text:p>4.09703</text:p>
          </table:table-cell>
          <table:table-cell office:value-type="float" office:value="0.00782" calcext:value-type="float">
            <text:p>0.00782</text:p>
          </table:table-cell>
        </table:table-row>
        <table:table-row table:style-name="ro1">
          <table:table-cell office:value-type="float" office:value="4.00316" calcext:value-type="float">
            <text:p>4.00316</text:p>
          </table:table-cell>
          <table:table-cell office:value-type="float" office:value="0.00764" calcext:value-type="float">
            <text:p>0.00764</text:p>
          </table:table-cell>
        </table:table-row>
        <table:table-row table:style-name="ro1">
          <table:table-cell office:value-type="float" office:value="3.92958" calcext:value-type="float">
            <text:p>3.92958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3.73896" calcext:value-type="float">
            <text:p>3.73896</text:p>
          </table:table-cell>
          <table:table-cell office:value-type="float" office:value="0.00714" calcext:value-type="float">
            <text:p>0.00714</text:p>
          </table:table-cell>
        </table:table-row>
        <table:table-row table:style-name="ro1">
          <table:table-cell office:value-type="float" office:value="3.65889" calcext:value-type="float">
            <text:p>3.65889</text:p>
          </table:table-cell>
          <table:table-cell office:value-type="float" office:value="0.00698" calcext:value-type="float">
            <text:p>0.00698</text:p>
          </table:table-cell>
        </table:table-row>
        <table:table-row table:style-name="ro1">
          <table:table-cell office:value-type="float" office:value="3.47711" calcext:value-type="float">
            <text:p>3.47711</text:p>
          </table:table-cell>
          <table:table-cell office:value-type="float" office:value="0.00664" calcext:value-type="float">
            <text:p>0.00664</text:p>
          </table:table-cell>
        </table:table-row>
        <table:table-row table:style-name="ro1">
          <table:table-cell office:value-type="float" office:value="3.39769" calcext:value-type="float">
            <text:p>3.39769</text:p>
          </table:table-cell>
          <table:table-cell office:value-type="float" office:value="0.00648" calcext:value-type="float">
            <text:p>0.00648</text:p>
          </table:table-cell>
        </table:table-row>
        <table:table-row table:style-name="ro1">
          <table:table-cell office:value-type="float" office:value="3.26811" calcext:value-type="float">
            <text:p>3.26811</text:p>
          </table:table-cell>
          <table:table-cell office:value-type="float" office:value="0.00624" calcext:value-type="float">
            <text:p>0.00624</text:p>
          </table:table-cell>
        </table:table-row>
        <table:table-row table:style-name="ro1">
          <table:table-cell office:value-type="float" office:value="3.26315" calcext:value-type="float">
            <text:p>3.26315</text:p>
          </table:table-cell>
          <table:table-cell office:value-type="float" office:value="0.00623" calcext:value-type="float">
            <text:p>0.00623</text:p>
          </table:table-cell>
        </table:table-row>
        <table:table-row table:style-name="ro1">
          <table:table-cell office:value-type="float" office:value="3.22247" calcext:value-type="float">
            <text:p>3.22247</text:p>
          </table:table-cell>
          <table:table-cell office:value-type="float" office:value="0.00615" calcext:value-type="float">
            <text:p>0.00615</text:p>
          </table:table-cell>
        </table:table-row>
        <table:table-row table:style-name="ro1">
          <table:table-cell office:value-type="float" office:value="3.12838" calcext:value-type="float">
            <text:p>3.12838</text:p>
          </table:table-cell>
          <table:table-cell office:value-type="float" office:value="0.00597" calcext:value-type="float">
            <text:p>0.00597</text:p>
          </table:table-cell>
        </table:table-row>
        <table:table-row table:style-name="ro1">
          <table:table-cell office:value-type="float" office:value="3.06644" calcext:value-type="float">
            <text:p>3.06644</text:p>
          </table:table-cell>
          <table:table-cell office:value-type="float" office:value="0.00585" calcext:value-type="float">
            <text:p>0.00585</text:p>
          </table:table-cell>
        </table:table-row>
        <table:table-row table:style-name="ro1">
          <table:table-cell office:value-type="float" office:value="2.92955" calcext:value-type="float">
            <text:p>2.92955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2.9079" calcext:value-type="float">
            <text:p>2.9079</text:p>
          </table:table-cell>
          <table:table-cell office:value-type="float" office:value="0.00555" calcext:value-type="float">
            <text:p>0.00555</text:p>
          </table:table-cell>
        </table:table-row>
        <table:table-row table:style-name="ro1">
          <table:table-cell office:value-type="float" office:value="2.79962" calcext:value-type="float">
            <text:p>2.79962</text:p>
          </table:table-cell>
          <table:table-cell office:value-type="float" office:value="0.00534" calcext:value-type="float">
            <text:p>0.00534</text:p>
          </table:table-cell>
        </table:table-row>
        <table:table-row table:style-name="ro1">
          <table:table-cell office:value-type="float" office:value="2.6987" calcext:value-type="float">
            <text:p>2.6987</text:p>
          </table:table-cell>
          <table:table-cell office:value-type="float" office:value="0.00515" calcext:value-type="float">
            <text:p>0.00515</text:p>
          </table:table-cell>
        </table:table-row>
        <table:table-row table:style-name="ro1">
          <table:table-cell office:value-type="float" office:value="2.56656" calcext:value-type="float">
            <text:p>2.56656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float" office:value="2.47153" calcext:value-type="float">
            <text:p>2.47153</text:p>
          </table:table-cell>
          <table:table-cell office:value-type="float" office:value="0.00472" calcext:value-type="float">
            <text:p>0.00472</text:p>
          </table:table-cell>
        </table:table-row>
        <table:table-row table:style-name="ro1">
          <table:table-cell office:value-type="float" office:value="2.43289" calcext:value-type="float">
            <text:p>2.43289</text:p>
          </table:table-cell>
          <table:table-cell office:value-type="float" office:value="0.00464" calcext:value-type="float">
            <text:p>0.00464</text:p>
          </table:table-cell>
        </table:table-row>
        <table:table-row table:style-name="ro1">
          <table:table-cell office:value-type="float" office:value="2.35693" calcext:value-type="float">
            <text:p>2.35693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2.3478" calcext:value-type="float">
            <text:p>2.3478</text:p>
          </table:table-cell>
          <table:table-cell office:value-type="float" office:value="0.00448" calcext:value-type="float">
            <text:p>0.00448</text:p>
          </table:table-cell>
        </table:table-row>
        <table:table-row table:style-name="ro1">
          <table:table-cell office:value-type="float" office:value="2.27645" calcext:value-type="float">
            <text:p>2.27645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2.25773" calcext:value-type="float">
            <text:p>2.25773</text:p>
          </table:table-cell>
          <table:table-cell office:value-type="float" office:value="0.00431" calcext:value-type="float">
            <text:p>0.00431</text:p>
          </table:table-cell>
        </table:table-row>
        <table:table-row table:style-name="ro1">
          <table:table-cell office:value-type="float" office:value="2.23653" calcext:value-type="float">
            <text:p>2.23653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2.17584" calcext:value-type="float">
            <text:p>2.17584</text:p>
          </table:table-cell>
          <table:table-cell office:value-type="float" office:value="0.00415" calcext:value-type="float">
            <text:p>0.00415</text:p>
          </table:table-cell>
        </table:table-row>
        <table:table-row table:style-name="ro1">
          <table:table-cell office:value-type="float" office:value="2.11495" calcext:value-type="float">
            <text:p>2.11495</text:p>
          </table:table-cell>
          <table:table-cell office:value-type="float" office:value="0.00404" calcext:value-type="float">
            <text:p>0.00404</text:p>
          </table:table-cell>
        </table:table-row>
        <table:table-row table:style-name="ro1">
          <table:table-cell office:value-type="float" office:value="2.07931" calcext:value-type="float">
            <text:p>2.07931</text:p>
          </table:table-cell>
          <table:table-cell office:value-type="float" office:value="0.00397" calcext:value-type="float">
            <text:p>0.00397</text:p>
          </table:table-cell>
        </table:table-row>
        <table:table-row table:style-name="ro1">
          <table:table-cell office:value-type="float" office:value="2.02741" calcext:value-type="float">
            <text:p>2.02741</text:p>
          </table:table-cell>
          <table:table-cell office:value-type="float" office:value="0.00387" calcext:value-type="float">
            <text:p>0.00387</text:p>
          </table:table-cell>
        </table:table-row>
        <table:table-row table:style-name="ro1">
          <table:table-cell office:value-type="float" office:value="1.98391" calcext:value-type="float">
            <text:p>1.98391</text:p>
          </table:table-cell>
          <table:table-cell office:value-type="float" office:value="0.00379" calcext:value-type="float">
            <text:p>0.00379</text:p>
          </table:table-cell>
        </table:table-row>
        <table:table-row table:style-name="ro1">
          <table:table-cell office:value-type="float" office:value="1.96465" calcext:value-type="float">
            <text:p>1.96465</text:p>
          </table:table-cell>
          <table:table-cell office:value-type="float" office:value="0.00375" calcext:value-type="float">
            <text:p>0.00375</text:p>
          </table:table-cell>
        </table:table-row>
        <table:table-row table:style-name="ro1">
          <table:table-cell office:value-type="float" office:value="1.94007" calcext:value-type="float">
            <text:p>1.94007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1.90268" calcext:value-type="float">
            <text:p>1.90268</text:p>
          </table:table-cell>
          <table:table-cell office:value-type="float" office:value="0.00363" calcext:value-type="float">
            <text:p>0.00363</text:p>
          </table:table-cell>
        </table:table-row>
        <table:table-row table:style-name="ro1">
          <table:table-cell office:value-type="float" office:value="1.88212" calcext:value-type="float">
            <text:p>1.88212</text:p>
          </table:table-cell>
          <table:table-cell office:value-type="float" office:value="0.00359" calcext:value-type="float">
            <text:p>0.00359</text:p>
          </table:table-cell>
        </table:table-row>
        <table:table-row table:style-name="ro1">
          <table:table-cell office:value-type="float" office:value="1.84884" calcext:value-type="float">
            <text:p>1.84884</text:p>
          </table:table-cell>
          <table:table-cell office:value-type="float" office:value="0.00353" calcext:value-type="float">
            <text:p>0.00353</text:p>
          </table:table-cell>
        </table:table-row>
        <table:table-row table:style-name="ro1">
          <table:table-cell office:value-type="float" office:value="1.77403" calcext:value-type="float">
            <text:p>1.77403</text:p>
          </table:table-cell>
          <table:table-cell office:value-type="float" office:value="0.00339" calcext:value-type="float">
            <text:p>0.00339</text:p>
          </table:table-cell>
        </table:table-row>
        <table:table-row table:style-name="ro1">
          <table:table-cell office:value-type="float" office:value="1.74991" calcext:value-type="float">
            <text:p>1.74991</text:p>
          </table:table-cell>
          <table:table-cell office:value-type="float" office:value="0.00334" calcext:value-type="float">
            <text:p>0.00334</text:p>
          </table:table-cell>
        </table:table-row>
        <table:table-row table:style-name="ro1">
          <table:table-cell office:value-type="float" office:value="1.68816" calcext:value-type="float">
            <text:p>1.68816</text:p>
          </table:table-cell>
          <table:table-cell office:value-type="float" office:value="0.00322" calcext:value-type="float">
            <text:p>0.00322</text:p>
          </table:table-cell>
        </table:table-row>
        <table:table-row table:style-name="ro1">
          <table:table-cell office:value-type="float" office:value="1.67755" calcext:value-type="float">
            <text:p>1.67755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1.62985" calcext:value-type="float">
            <text:p>1.62985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float" office:value="1.59512" calcext:value-type="float">
            <text:p>1.59512</text:p>
          </table:table-cell>
          <table:table-cell office:value-type="float" office:value="0.00304" calcext:value-type="float">
            <text:p>0.00304</text:p>
          </table:table-cell>
        </table:table-row>
        <table:table-row table:style-name="ro1">
          <table:table-cell office:value-type="float" office:value="1.56553" calcext:value-type="float">
            <text:p>1.56553</text:p>
          </table:table-cell>
          <table:table-cell office:value-type="float" office:value="0.00299" calcext:value-type="float">
            <text:p>0.00299</text:p>
          </table:table-cell>
        </table:table-row>
        <table:table-row table:style-name="ro1">
          <table:table-cell office:value-type="float" office:value="1.5352" calcext:value-type="float">
            <text:p>1.5352</text:p>
          </table:table-cell>
          <table:table-cell office:value-type="float" office:value="0.00293" calcext:value-type="float">
            <text:p>0.00293</text:p>
          </table:table-cell>
        </table:table-row>
        <table:table-row table:style-name="ro1">
          <table:table-cell office:value-type="float" office:value="1.51726" calcext:value-type="float">
            <text:p>1.51726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float" office:value="1.47934" calcext:value-type="float">
            <text:p>1.47934</text:p>
          </table:table-cell>
          <table:table-cell office:value-type="float" office:value="0.00282" calcext:value-type="float">
            <text:p>0.00282</text:p>
          </table:table-cell>
        </table:table-row>
        <table:table-row table:style-name="ro1">
          <table:table-cell office:value-type="float" office:value="1.46083" calcext:value-type="float">
            <text:p>1.46083</text:p>
          </table:table-cell>
          <table:table-cell office:value-type="float" office:value="0.00279" calcext:value-type="float">
            <text:p>0.00279</text:p>
          </table:table-cell>
        </table:table-row>
        <table:table-row table:style-name="ro1">
          <table:table-cell office:value-type="float" office:value="1.41873" calcext:value-type="float">
            <text:p>1.41873</text:p>
          </table:table-cell>
          <table:table-cell office:value-type="float" office:value="0.00271" calcext:value-type="float">
            <text:p>0.00271</text:p>
          </table:table-cell>
        </table:table-row>
        <table:table-row table:style-name="ro1">
          <table:table-cell office:value-type="float" office:value="1.3995" calcext:value-type="float">
            <text:p>1.3995</text:p>
          </table:table-cell>
          <table:table-cell office:value-type="float" office:value="0.00267" calcext:value-type="float">
            <text:p>0.00267</text:p>
          </table:table-cell>
        </table:table-row>
        <table:table-row table:style-name="ro1">
          <table:table-cell office:value-type="float" office:value="1.37157" calcext:value-type="float">
            <text:p>1.37157</text:p>
          </table:table-cell>
          <table:table-cell office:value-type="float" office:value="0.00262" calcext:value-type="float">
            <text:p>0.00262</text:p>
          </table:table-cell>
        </table:table-row>
        <table:table-row table:style-name="ro1">
          <table:table-cell office:value-type="float" office:value="1.34579" calcext:value-type="float">
            <text:p>1.34579</text:p>
          </table:table-cell>
          <table:table-cell office:value-type="float" office:value="0.00257" calcext:value-type="float">
            <text:p>0.00257</text:p>
          </table:table-cell>
        </table:table-row>
        <table:table-row table:style-name="ro1">
          <table:table-cell office:value-type="float" office:value="1.30944" calcext:value-type="float">
            <text:p>1.30944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1.28991" calcext:value-type="float">
            <text:p>1.28991</text:p>
          </table:table-cell>
          <table:table-cell office:value-type="float" office:value="0.00246" calcext:value-type="float">
            <text:p>0.00246</text:p>
          </table:table-cell>
        </table:table-row>
        <table:table-row table:style-name="ro1">
          <table:table-cell office:value-type="float" office:value="1.281" calcext:value-type="float">
            <text:p>1.281</text:p>
          </table:table-cell>
          <table:table-cell office:value-type="float" office:value="0.00244" calcext:value-type="float">
            <text:p>0.00244</text:p>
          </table:table-cell>
        </table:table-row>
        <table:table-row table:style-name="ro1">
          <table:table-cell office:value-type="float" office:value="1.25918" calcext:value-type="float">
            <text:p>1.25918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1.25087" calcext:value-type="float">
            <text:p>1.25087</text:p>
          </table:table-cell>
          <table:table-cell office:value-type="float" office:value="0.00239" calcext:value-type="float">
            <text:p>0.00239</text:p>
          </table:table-cell>
        </table:table-row>
        <table:table-row table:style-name="ro1">
          <table:table-cell office:value-type="float" office:value="1.22679" calcext:value-type="float">
            <text:p>1.22679</text:p>
          </table:table-cell>
          <table:table-cell office:value-type="float" office:value="0.00234" calcext:value-type="float">
            <text:p>0.00234</text:p>
          </table:table-cell>
        </table:table-row>
        <table:table-row table:style-name="ro1">
          <table:table-cell office:value-type="float" office:value="1.18203" calcext:value-type="float">
            <text:p>1.18203</text:p>
          </table:table-cell>
          <table:table-cell office:value-type="float" office:value="0.00226" calcext:value-type="float">
            <text:p>0.00226</text:p>
          </table:table-cell>
        </table:table-row>
        <table:table-row table:style-name="ro1">
          <table:table-cell office:value-type="float" office:value="1.16996" calcext:value-type="float">
            <text:p>1.16996</text:p>
          </table:table-cell>
          <table:table-cell office:value-type="float" office:value="0.00223" calcext:value-type="float">
            <text:p>0.00223</text:p>
          </table:table-cell>
        </table:table-row>
        <table:table-row table:style-name="ro1">
          <table:table-cell office:value-type="float" office:value="1.15509" calcext:value-type="float">
            <text:p>1.15509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float" office:value="1.1421" calcext:value-type="float">
            <text:p>1.1421</text:p>
          </table:table-cell>
          <table:table-cell office:value-type="float" office:value="0.00218" calcext:value-type="float">
            <text:p>0.00218</text:p>
          </table:table-cell>
        </table:table-row>
        <table:table-row table:style-name="ro1">
          <table:table-cell office:value-type="float" office:value="1.11899" calcext:value-type="float">
            <text:p>1.11899</text:p>
          </table:table-cell>
          <table:table-cell office:value-type="float" office:value="0.00214" calcext:value-type="float">
            <text:p>0.00214</text:p>
          </table:table-cell>
        </table:table-row>
        <table:table-row table:style-name="ro1">
          <table:table-cell office:value-type="float" office:value="1.1129" calcext:value-type="float">
            <text:p>1.1129</text:p>
          </table:table-cell>
          <table:table-cell office:value-type="float" office:value="0.00212" calcext:value-type="float">
            <text:p>0.00212</text:p>
          </table:table-cell>
        </table:table-row>
        <table:table-row table:style-name="ro1">
          <table:table-cell office:value-type="float" office:value="1.08855" calcext:value-type="float">
            <text:p>1.08855</text:p>
          </table:table-cell>
          <table:table-cell office:value-type="float" office:value="0.00208" calcext:value-type="float">
            <text:p>0.00208</text:p>
          </table:table-cell>
        </table:table-row>
        <table:table-row table:style-name="ro1">
          <table:table-cell office:value-type="float" office:value="1.0771" calcext:value-type="float">
            <text:p>1.0771</text:p>
          </table:table-cell>
          <table:table-cell office:value-type="float" office:value="0.00206" calcext:value-type="float">
            <text:p>0.00206</text:p>
          </table:table-cell>
        </table:table-row>
        <table:table-row table:style-name="ro1">
          <table:table-cell office:value-type="float" office:value="1.0458" calcext:value-type="float">
            <text:p>1.045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.03359" calcext:value-type="float">
            <text:p>1.03359</text:p>
          </table:table-cell>
          <table:table-cell office:value-type="float" office:value="0.00197" calcext:value-type="float">
            <text:p>0.00197</text:p>
          </table:table-cell>
        </table:table-row>
        <table:table-row table:style-name="ro1">
          <table:table-cell office:value-type="float" office:value="1.01376" calcext:value-type="float">
            <text:p>1.01376</text:p>
          </table:table-cell>
          <table:table-cell office:value-type="float" office:value="0.00193" calcext:value-type="float">
            <text:p>0.00193</text:p>
          </table:table-cell>
        </table:table-row>
        <table:table-row table:style-name="ro1">
          <table:table-cell office:value-type="float" office:value="0.98762" calcext:value-type="float">
            <text:p>0.98762</text:p>
          </table:table-cell>
          <table:table-cell office:value-type="float" office:value="0.00188" calcext:value-type="float">
            <text:p>0.00188</text:p>
          </table:table-cell>
        </table:table-row>
        <table:table-row table:style-name="ro1">
          <table:table-cell office:value-type="float" office:value="0.97714" calcext:value-type="float">
            <text:p>0.97714</text:p>
          </table:table-cell>
          <table:table-cell office:value-type="float" office:value="0.00186" calcext:value-type="float">
            <text:p>0.00186</text:p>
          </table:table-cell>
        </table:table-row>
        <table:table-row table:style-name="ro1">
          <table:table-cell office:value-type="float" office:value="0.97105" calcext:value-type="float">
            <text:p>0.97105</text:p>
          </table:table-cell>
          <table:table-cell office:value-type="float" office:value="0.00185" calcext:value-type="float">
            <text:p>0.00185</text:p>
          </table:table-cell>
        </table:table-row>
        <table:table-row table:style-name="ro1">
          <table:table-cell office:value-type="float" office:value="0.96304" calcext:value-type="float">
            <text:p>0.96304</text:p>
          </table:table-cell>
          <table:table-cell office:value-type="float" office:value="0.00184" calcext:value-type="float">
            <text:p>0.00184</text:p>
          </table:table-cell>
        </table:table-row>
        <table:table-row table:style-name="ro1">
          <table:table-cell office:value-type="float" office:value="0.94904" calcext:value-type="float">
            <text:p>0.94904</text:p>
          </table:table-cell>
          <table:table-cell office:value-type="float" office:value="0.00181" calcext:value-type="float">
            <text:p>0.00181</text:p>
          </table:table-cell>
        </table:table-row>
        <table:table-row table:style-name="ro1">
          <table:table-cell office:value-type="float" office:value="0.91034" calcext:value-type="float">
            <text:p>0.91034</text:p>
          </table:table-cell>
          <table:table-cell office:value-type="float" office:value="0.00174" calcext:value-type="float">
            <text:p>0.00174</text:p>
          </table:table-cell>
        </table:table-row>
        <table:table-row table:style-name="ro1">
          <table:table-cell office:value-type="float" office:value="0.9021" calcext:value-type="float">
            <text:p>0.9021</text:p>
          </table:table-cell>
          <table:table-cell office:value-type="float" office:value="0.00172" calcext:value-type="float">
            <text:p>0.00172</text:p>
          </table:table-cell>
        </table:table-row>
        <table:table-row table:style-name="ro1">
          <table:table-cell office:value-type="float" office:value="0.89034" calcext:value-type="float">
            <text:p>0.89034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0.88075" calcext:value-type="float">
            <text:p>0.88075</text:p>
          </table:table-cell>
          <table:table-cell office:value-type="float" office:value="0.00168" calcext:value-type="float">
            <text:p>0.00168</text:p>
          </table:table-cell>
        </table:table-row>
        <table:table-row table:style-name="ro1">
          <table:table-cell office:value-type="float" office:value="0.86947" calcext:value-type="float">
            <text:p>0.86947</text:p>
          </table:table-cell>
          <table:table-cell office:value-type="float" office:value="0.00166" calcext:value-type="float">
            <text:p>0.00166</text:p>
          </table:table-cell>
        </table:table-row>
        <table:table-row table:style-name="ro1">
          <table:table-cell office:value-type="float" office:value="0.85818" calcext:value-type="float">
            <text:p>0.85818</text:p>
          </table:table-cell>
          <table:table-cell office:value-type="float" office:value="0.00164" calcext:value-type="float">
            <text:p>0.00164</text:p>
          </table:table-cell>
        </table:table-row>
        <table:table-row table:style-name="ro1">
          <table:table-cell office:value-type="float" office:value="0.8328" calcext:value-type="float">
            <text:p>0.8328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0.82974" calcext:value-type="float">
            <text:p>0.82974</text:p>
          </table:table-cell>
          <table:table-cell office:value-type="float" office:value="0.00158" calcext:value-type="float">
            <text:p>0.00158</text:p>
          </table:table-cell>
        </table:table-row>
        <table:table-row table:style-name="ro1">
          <table:table-cell office:value-type="float" office:value="0.81857" calcext:value-type="float">
            <text:p>0.81857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float" office:value="0.80936" calcext:value-type="float">
            <text:p>0.80936</text:p>
          </table:table-cell>
          <table:table-cell office:value-type="float" office:value="0.00154" calcext:value-type="float">
            <text:p>0.00154</text:p>
          </table:table-cell>
        </table:table-row>
        <table:table-row table:style-name="ro1">
          <table:table-cell office:value-type="float" office:value="0.79497" calcext:value-type="float">
            <text:p>0.79497</text:p>
          </table:table-cell>
          <table:table-cell office:value-type="float" office:value="0.00152" calcext:value-type="float">
            <text:p>0.00152</text:p>
          </table:table-cell>
        </table:table-row>
        <table:table-row table:style-name="ro1">
          <table:table-cell office:value-type="float" office:value="0.78943" calcext:value-type="float">
            <text:p>0.78943</text:p>
          </table:table-cell>
          <table:table-cell office:value-type="float" office:value="0.00151" calcext:value-type="float">
            <text:p>0.00151</text:p>
          </table:table-cell>
        </table:table-row>
        <table:table-row table:style-name="ro1">
          <table:table-cell office:value-type="float" office:value="0.76634" calcext:value-type="float">
            <text:p>0.76634</text:p>
          </table:table-cell>
          <table:table-cell office:value-type="float" office:value="0.00146" calcext:value-type="float">
            <text:p>0.00146</text:p>
          </table:table-cell>
        </table:table-row>
        <table:table-row table:style-name="ro1">
          <table:table-cell office:value-type="float" office:value="0.75557" calcext:value-type="float">
            <text:p>0.75557</text:p>
          </table:table-cell>
          <table:table-cell office:value-type="float" office:value="0.00144" calcext:value-type="float">
            <text:p>0.00144</text:p>
          </table:table-cell>
        </table:table-row>
        <table:table-row table:style-name="ro1">
          <table:table-cell office:value-type="float" office:value="0.74677" calcext:value-type="float">
            <text:p>0.74677</text:p>
          </table:table-cell>
          <table:table-cell office:value-type="float" office:value="0.00143" calcext:value-type="float">
            <text:p>0.00143</text:p>
          </table:table-cell>
        </table:table-row>
        <table:table-row table:style-name="ro1">
          <table:table-cell office:value-type="float" office:value="0.72834" calcext:value-type="float">
            <text:p>0.72834</text:p>
          </table:table-cell>
          <table:table-cell office:value-type="float" office:value="0.00139" calcext:value-type="float">
            <text:p>0.00139</text:p>
          </table:table-cell>
        </table:table-row>
        <table:table-row table:style-name="ro1">
          <table:table-cell office:value-type="float" office:value="0.7121" calcext:value-type="float">
            <text:p>0.7121</text:p>
          </table:table-cell>
          <table:table-cell office:value-type="float" office:value="0.00136" calcext:value-type="float">
            <text:p>0.00136</text:p>
          </table:table-cell>
        </table:table-row>
        <table:table-row table:style-name="ro1">
          <table:table-cell office:value-type="float" office:value="0.70259" calcext:value-type="float">
            <text:p>0.70259</text:p>
          </table:table-cell>
          <table:table-cell office:value-type="float" office:value="0.00134" calcext:value-type="float">
            <text:p>0.00134</text:p>
          </table:table-cell>
        </table:table-row>
        <table:table-row table:style-name="ro1">
          <table:table-cell office:value-type="float" office:value="0.69245" calcext:value-type="float">
            <text:p>0.69245</text:p>
          </table:table-cell>
          <table:table-cell office:value-type="float" office:value="0.00132" calcext:value-type="float">
            <text:p>0.00132</text:p>
          </table:table-cell>
        </table:table-row>
        <table:table-row table:style-name="ro1">
          <table:table-cell office:value-type="float" office:value="0.68605" calcext:value-type="float">
            <text:p>0.68605</text:p>
          </table:table-cell>
          <table:table-cell office:value-type="float" office:value="0.00131" calcext:value-type="float">
            <text:p>0.00131</text:p>
          </table:table-cell>
        </table:table-row>
        <table:table-row table:style-name="ro1">
          <table:table-cell office:value-type="float" office:value="0.68299" calcext:value-type="float">
            <text:p>0.68299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0.66776" calcext:value-type="float">
            <text:p>0.66776</text:p>
          </table:table-cell>
          <table:table-cell office:value-type="float" office:value="0.00127" calcext:value-type="float">
            <text:p>0.00127</text:p>
          </table:table-cell>
        </table:table-row>
        <table:table-row table:style-name="ro1">
          <table:table-cell office:value-type="float" office:value="0.65977" calcext:value-type="float">
            <text:p>0.65977</text:p>
          </table:table-cell>
          <table:table-cell office:value-type="float" office:value="0.00126" calcext:value-type="float">
            <text:p>0.00126</text:p>
          </table:table-cell>
        </table:table-row>
        <table:table-row table:style-name="ro1">
          <table:table-cell office:value-type="float" office:value="0.65699" calcext:value-type="float">
            <text:p>0.65699</text:p>
          </table:table-cell>
          <table:table-cell office:value-type="float" office:value="0.00125" calcext:value-type="float">
            <text:p>0.00125</text:p>
          </table:table-cell>
        </table:table-row>
        <table:table-row table:style-name="ro1">
          <table:table-cell office:value-type="float" office:value="0.64387" calcext:value-type="float">
            <text:p>0.64387</text:p>
          </table:table-cell>
          <table:table-cell office:value-type="float" office:value="0.00123" calcext:value-type="float">
            <text:p>0.00123</text:p>
          </table:table-cell>
        </table:table-row>
        <table:table-row table:style-name="ro1">
          <table:table-cell office:value-type="float" office:value="0.63402" calcext:value-type="float">
            <text:p>0.63402</text:p>
          </table:table-cell>
          <table:table-cell office:value-type="float" office:value="0.00121" calcext:value-type="float">
            <text:p>0.00121</text:p>
          </table:table-cell>
        </table:table-row>
        <table:table-row table:style-name="ro1">
          <table:table-cell office:value-type="float" office:value="0.62351" calcext:value-type="float">
            <text:p>0.62351</text:p>
          </table:table-cell>
          <table:table-cell office:value-type="float" office:value="0.00119" calcext:value-type="float">
            <text:p>0.00119</text:p>
          </table:table-cell>
        </table:table-row>
        <table:table-row table:style-name="ro1">
          <table:table-cell office:value-type="float" office:value="0.6137" calcext:value-type="float">
            <text:p>0.6137</text:p>
          </table:table-cell>
          <table:table-cell office:value-type="float" office:value="0.00117" calcext:value-type="float">
            <text:p>0.00117</text:p>
          </table:table-cell>
        </table:table-row>
        <table:table-row table:style-name="ro1">
          <table:table-cell office:value-type="float" office:value="0.6073" calcext:value-type="float">
            <text:p>0.6073</text:p>
          </table:table-cell>
          <table:table-cell office:value-type="float" office:value="0.00116" calcext:value-type="float">
            <text:p>0.00116</text:p>
          </table:table-cell>
        </table:table-row>
        <table:table-row table:style-name="ro1">
          <table:table-cell office:value-type="float" office:value="0.59203" calcext:value-type="float">
            <text:p>0.59203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float" office:value="0.58124" calcext:value-type="float">
            <text:p>0.58124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0.57181" calcext:value-type="float">
            <text:p>0.57181</text:p>
          </table:table-cell>
          <table:table-cell office:value-type="float" office:value="0.00109" calcext:value-type="float">
            <text:p>0.00109</text:p>
          </table:table-cell>
        </table:table-row>
        <table:table-row table:style-name="ro1">
          <table:table-cell office:value-type="float" office:value="0.56484" calcext:value-type="float">
            <text:p>0.56484</text:p>
          </table:table-cell>
          <table:table-cell office:value-type="float" office:value="0.00108" calcext:value-type="float">
            <text:p>0.00108</text:p>
          </table:table-cell>
        </table:table-row>
        <table:table-row table:style-name="ro1">
          <table:table-cell office:value-type="float" office:value="0.56246" calcext:value-type="float">
            <text:p>0.56246</text:p>
          </table:table-cell>
          <table:table-cell office:value-type="float" office:value="0.00107" calcext:value-type="float">
            <text:p>0.00107</text:p>
          </table:table-cell>
        </table:table-row>
        <table:table-row table:style-name="ro1">
          <table:table-cell office:value-type="float" office:value="0.55789" calcext:value-type="float">
            <text:p>0.55789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 office:value-type="float" office:value="0.54258" calcext:value-type="float">
            <text:p>0.54258</text:p>
          </table:table-cell>
          <table:table-cell office:value-type="float" office:value="0.00104" calcext:value-type="float">
            <text:p>0.00104</text:p>
          </table:table-cell>
        </table:table-row>
        <table:table-row table:style-name="ro1">
          <table:table-cell office:value-type="float" office:value="0.53705" calcext:value-type="float">
            <text:p>0.53705</text:p>
          </table:table-cell>
          <table:table-cell office:value-type="float" office:value="0.00102" calcext:value-type="float">
            <text:p>0.00102</text:p>
          </table:table-cell>
        </table:table-row>
        <table:table-row table:style-name="ro1">
          <table:table-cell office:value-type="float" office:value="0.53064" calcext:value-type="float">
            <text:p>0.53064</text:p>
          </table:table-cell>
          <table:table-cell office:value-type="float" office:value="0.00101" calcext:value-type="float">
            <text:p>0.00101</text:p>
          </table:table-cell>
        </table:table-row>
        <table:table-row table:style-name="ro1">
          <table:table-cell office:value-type="float" office:value="0.51911" calcext:value-type="float">
            <text:p>0.51911</text:p>
          </table:table-cell>
          <table:table-cell office:value-type="float" office:value="0.00099" calcext:value-type="float">
            <text:p>0.00099</text:p>
          </table:table-cell>
        </table:table-row>
        <table:table-row table:style-name="ro1">
          <table:table-cell office:value-type="float" office:value="0.51209" calcext:value-type="float">
            <text:p>0.51209</text:p>
          </table:table-cell>
          <table:table-cell office:value-type="float" office:value="0.00098" calcext:value-type="float">
            <text:p>0.00098</text:p>
          </table:table-cell>
        </table:table-row>
        <table:table-row table:style-name="ro1">
          <table:table-cell office:value-type="float" office:value="0.50925" calcext:value-type="float">
            <text:p>0.50925</text:p>
          </table:table-cell>
          <table:table-cell office:value-type="float" office:value="0.00097" calcext:value-type="float">
            <text:p>0.00097</text:p>
          </table:table-cell>
        </table:table-row>
        <table:table-row table:style-name="ro1">
          <table:table-cell office:value-type="float" office:value="0.49903" calcext:value-type="float">
            <text:p>0.49903</text:p>
          </table:table-cell>
          <table:table-cell office:value-type="float" office:value="0.00095" calcext:value-type="float">
            <text:p>0.00095</text:p>
          </table:table-cell>
        </table:table-row>
        <table:table-row table:style-name="ro1">
          <table:table-cell office:value-type="float" office:value="0.49342" calcext:value-type="float">
            <text:p>0.49342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0.48515" calcext:value-type="float">
            <text:p>0.48515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float" office:value="0.47585" calcext:value-type="float">
            <text:p>0.47585</text:p>
          </table:table-cell>
          <table:table-cell office:value-type="float" office:value="0.00091" calcext:value-type="float">
            <text:p>0.00091</text:p>
          </table:table-cell>
        </table:table-row>
        <table:table-row table:style-name="ro1">
          <table:table-cell office:value-type="float" office:value="0.47206" calcext:value-type="float">
            <text:p>0.47206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0.46964" calcext:value-type="float">
            <text:p>0.46964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0.46353" calcext:value-type="float">
            <text:p>0.46353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0.45574" calcext:value-type="float">
            <text:p>0.45574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float" office:value="0.45337" calcext:value-type="float">
            <text:p>0.45337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float" office:value="0.44423" calcext:value-type="float">
            <text:p>0.44423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float" office:value="0.44257" calcext:value-type="float">
            <text:p>0.44257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float" office:value="0.43298" calcext:value-type="float">
            <text:p>0.43298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float" office:value="0.42849" calcext:value-type="float">
            <text:p>0.42849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0.42606" calcext:value-type="float">
            <text:p>0.42606</text:p>
          </table:table-cell>
          <table:table-cell office:value-type="float" office:value="0.00081" calcext:value-type="float">
            <text:p>0.00081</text:p>
          </table:table-cell>
        </table:table-row>
        <table:table-row table:style-name="ro1">
          <table:table-cell office:value-type="float" office:value="0.41833" calcext:value-type="float">
            <text:p>0.41833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.00079" calcext:value-type="float">
            <text:p>0.00079</text:p>
          </table:table-cell>
        </table:table-row>
        <table:table-row table:style-name="ro1">
          <table:table-cell office:value-type="float" office:value="0.40288" calcext:value-type="float">
            <text:p>0.40288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float" office:value="0.39813" calcext:value-type="float">
            <text:p>0.39813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float" office:value="0.39686" calcext:value-type="float">
            <text:p>0.39686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float" office:value="0.38884" calcext:value-type="float">
            <text:p>0.38884</text:p>
          </table:table-cell>
          <table:table-cell office:value-type="float" office:value="0.00074" calcext:value-type="float">
            <text:p>0.00074</text:p>
          </table:table-cell>
        </table:table-row>
        <table:table-row table:style-name="ro1">
          <table:table-cell office:value-type="float" office:value="0.38477" calcext:value-type="float">
            <text:p>0.38477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 office:value-type="float" office:value="0.3817" calcext:value-type="float">
            <text:p>0.3817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 office:value-type="float" office:value="0.37474" calcext:value-type="float">
            <text:p>0.37474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0.37101" calcext:value-type="float">
            <text:p>0.37101</text:p>
          </table:table-cell>
          <table:table-cell office:value-type="float" office:value="0.00071" calcext:value-type="float">
            <text:p>0.00071</text:p>
          </table:table-cell>
        </table:table-row>
        <table:table-row table:style-name="ro1">
          <table:table-cell office:value-type="float" office:value="0.36702" calcext:value-type="float">
            <text:p>0.367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0.36271" calcext:value-type="float">
            <text:p>0.36271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0.35689" calcext:value-type="float">
            <text:p>0.35689</text:p>
          </table:table-cell>
          <table:table-cell office:value-type="float" office:value="0.00068" calcext:value-type="float">
            <text:p>0.00068</text:p>
          </table:table-cell>
        </table:table-row>
        <table:table-row table:style-name="ro1">
          <table:table-cell office:value-type="float" office:value="0.35496" calcext:value-type="float">
            <text:p>0.35496</text:p>
          </table:table-cell>
          <table:table-cell office:value-type="float" office:value="0.00068" calcext:value-type="float">
            <text:p>0.00068</text:p>
          </table:table-cell>
        </table:table-row>
        <table:table-row table:style-name="ro1">
          <table:table-cell office:value-type="float" office:value="0.34826" calcext:value-type="float">
            <text:p>0.34826</text:p>
          </table:table-cell>
          <table:table-cell office:value-type="float" office:value="0.00066" calcext:value-type="float">
            <text:p>0.00066</text:p>
          </table:table-cell>
        </table:table-row>
        <table:table-row table:style-name="ro1">
          <table:table-cell office:value-type="float" office:value="0.34584" calcext:value-type="float">
            <text:p>0.34584</text:p>
          </table:table-cell>
          <table:table-cell office:value-type="float" office:value="0.00066" calcext:value-type="float">
            <text:p>0.00066</text:p>
          </table:table-cell>
        </table:table-row>
        <table:table-row table:style-name="ro1">
          <table:table-cell office:value-type="float" office:value="0.33897" calcext:value-type="float">
            <text:p>0.33897</text:p>
          </table:table-cell>
          <table:table-cell office:value-type="float" office:value="0.00065" calcext:value-type="float">
            <text:p>0.00065</text:p>
          </table:table-cell>
        </table:table-row>
        <table:table-row table:style-name="ro1">
          <table:table-cell office:value-type="float" office:value="0.33312" calcext:value-type="float">
            <text:p>0.33312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0.32849" calcext:value-type="float">
            <text:p>0.32849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 office:value-type="float" office:value="0.32347" calcext:value-type="float">
            <text:p>0.32347</text:p>
          </table:table-cell>
          <table:table-cell office:value-type="float" office:value="0.00062" calcext:value-type="float">
            <text:p>0.00062</text:p>
          </table:table-cell>
        </table:table-row>
        <table:table-row table:style-name="ro1">
          <table:table-cell office:value-type="float" office:value="0.32086" calcext:value-type="float">
            <text:p>0.32086</text:p>
          </table:table-cell>
          <table:table-cell office:value-type="float" office:value="0.00061" calcext:value-type="float">
            <text:p>0.00061</text:p>
          </table:table-cell>
        </table:table-row>
        <table:table-row table:style-name="ro1">
          <table:table-cell office:value-type="float" office:value="0.31968" calcext:value-type="float">
            <text:p>0.31968</text:p>
          </table:table-cell>
          <table:table-cell office:value-type="float" office:value="0.00061" calcext:value-type="float">
            <text:p>0.00061</text:p>
          </table:table-cell>
        </table:table-row>
        <table:table-row table:style-name="ro1">
          <table:table-cell office:value-type="float" office:value="0.31597" calcext:value-type="float">
            <text:p>0.31597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0.31047" calcext:value-type="float">
            <text:p>0.31047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0.30925" calcext:value-type="float">
            <text:p>0.30925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float" office:value="0.29839" calcext:value-type="float">
            <text:p>0.29839</text:p>
          </table:table-cell>
          <table:table-cell office:value-type="float" office:value="0.00057" calcext:value-type="float">
            <text:p>0.00057</text:p>
          </table:table-cell>
        </table:table-row>
        <table:table-row table:style-name="ro1">
          <table:table-cell office:value-type="float" office:value="0.2932" calcext:value-type="float">
            <text:p>0.2932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float" office:value="0.29083" calcext:value-type="float">
            <text:p>0.29083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float" office:value="0.28985" calcext:value-type="float">
            <text:p>0.28985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0.28913" calcext:value-type="float">
            <text:p>0.28913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0.28544" calcext:value-type="float">
            <text:p>0.28544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float" office:value="0.28013" calcext:value-type="float">
            <text:p>0.28013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float" office:value="0.27633" calcext:value-type="float">
            <text:p>0.27633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float" office:value="0.27437" calcext:value-type="float">
            <text:p>0.27437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0.27364" calcext:value-type="float">
            <text:p>0.27364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0.26862" calcext:value-type="float">
            <text:p>0.26862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float" office:value="0.26653" calcext:value-type="float">
            <text:p>0.26653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float" office:value="0.26007" calcext:value-type="float">
            <text:p>0.26007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0.25751" calcext:value-type="float">
            <text:p>0.25751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float" office:value="0.25549" calcext:value-type="float">
            <text:p>0.25549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float" office:value="0.25332" calcext:value-type="float">
            <text:p>0.25332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float" office:value="0.24924" calcext:value-type="float">
            <text:p>0.24924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float" office:value="0.24798" calcext:value-type="float">
            <text:p>0.24798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float" office:value="0.24541" calcext:value-type="float">
            <text:p>0.24541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float" office:value="0.24032" calcext:value-type="float">
            <text:p>0.24032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float" office:value="0.23832" calcext:value-type="float">
            <text:p>0.23832</text:p>
          </table:table-cell>
          <table:table-cell office:value-type="float" office:value="0.00045" calcext:value-type="float">
            <text:p>0.00045</text:p>
          </table:table-cell>
        </table:table-row>
        <table:table-row table:style-name="ro1">
          <table:table-cell office:value-type="float" office:value="0.23272" calcext:value-type="float">
            <text:p>0.23272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0.23254" calcext:value-type="float">
            <text:p>0.23254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0.23187" calcext:value-type="float">
            <text:p>0.23187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0.22865" calcext:value-type="float">
            <text:p>0.22865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0.2253" calcext:value-type="float">
            <text:p>0.2253</text:p>
          </table:table-cell>
          <table:table-cell office:value-type="float" office:value="0.00043" calcext:value-type="float">
            <text:p>0.00043</text:p>
          </table:table-cell>
        </table:table-row>
        <table:table-row table:style-name="ro1">
          <table:table-cell office:value-type="float" office:value="0.22512" calcext:value-type="float">
            <text:p>0.22512</text:p>
          </table:table-cell>
          <table:table-cell office:value-type="float" office:value="0.00043" calcext:value-type="float">
            <text:p>0.00043</text:p>
          </table:table-cell>
        </table:table-row>
        <table:table-row table:style-name="ro1">
          <table:table-cell office:value-type="float" office:value="0.22223" calcext:value-type="float">
            <text:p>0.22223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float" office:value="0.2182" calcext:value-type="float">
            <text:p>0.2182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float" office:value="0.21592" calcext:value-type="float">
            <text:p>0.21592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float" office:value="0.21359" calcext:value-type="float">
            <text:p>0.21359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float" office:value="0.21065" calcext:value-type="float">
            <text:p>0.21065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0.20725" calcext:value-type="float">
            <text:p>0.20725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0.20659" calcext:value-type="float">
            <text:p>0.20659</text:p>
          </table:table-cell>
          <table:table-cell office:value-type="float" office:value="0.00039" calcext:value-type="float">
            <text:p>0.00039</text:p>
          </table:table-cell>
        </table:table-row>
        <table:table-row table:style-name="ro1">
          <table:table-cell office:value-type="float" office:value="0.20464" calcext:value-type="float">
            <text:p>0.20464</text:p>
          </table:table-cell>
          <table:table-cell office:value-type="float" office:value="0.00039" calcext:value-type="float">
            <text:p>0.00039</text:p>
          </table:table-cell>
        </table:table-row>
        <table:table-row table:style-name="ro1">
          <table:table-cell office:value-type="float" office:value="0.20081" calcext:value-type="float">
            <text:p>0.20081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float" office:value="0.19943" calcext:value-type="float">
            <text:p>0.19943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float" office:value="0.19798" calcext:value-type="float">
            <text:p>0.19798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float" office:value="0.19416" calcext:value-type="float">
            <text:p>0.19416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float" office:value="0.19322" calcext:value-type="float">
            <text:p>0.19322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float" office:value="0.19223" calcext:value-type="float">
            <text:p>0.19223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float" office:value="0.19147" calcext:value-type="float">
            <text:p>0.19147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float" office:value="0.18663" calcext:value-type="float">
            <text:p>0.18663</text:p>
          </table:table-cell>
          <table:table-cell office:value-type="float" office:value="0.00036" calcext:value-type="float">
            <text:p>0.00036</text:p>
          </table:table-cell>
        </table:table-row>
        <table:table-row table:style-name="ro1">
          <table:table-cell office:value-type="float" office:value="0.18656" calcext:value-type="float">
            <text:p>0.18656</text:p>
          </table:table-cell>
          <table:table-cell office:value-type="float" office:value="0.00036" calcext:value-type="float">
            <text:p>0.00036</text:p>
          </table:table-cell>
        </table:table-row>
        <table:table-row table:style-name="ro1">
          <table:table-cell office:value-type="float" office:value="0.18535" calcext:value-type="float">
            <text:p>0.18535</text:p>
          </table:table-cell>
          <table:table-cell office:value-type="float" office:value="0.00035" calcext:value-type="float">
            <text:p>0.00035</text:p>
          </table:table-cell>
        </table:table-row>
        <table:table-row table:style-name="ro1">
          <table:table-cell office:value-type="float" office:value="0.18409" calcext:value-type="float">
            <text:p>0.18409</text:p>
          </table:table-cell>
          <table:table-cell office:value-type="float" office:value="0.00035" calcext:value-type="float">
            <text:p>0.00035</text:p>
          </table:table-cell>
        </table:table-row>
        <table:table-row table:style-name="ro1">
          <table:table-cell office:value-type="float" office:value="0.18153" calcext:value-type="float">
            <text:p>0.18153</text:p>
          </table:table-cell>
          <table:table-cell office:value-type="float" office:value="0.00035" calcext:value-type="float">
            <text:p>0.00035</text:p>
          </table:table-cell>
        </table:table-row>
        <table:table-row table:style-name="ro1">
          <table:table-cell office:value-type="float" office:value="0.18134" calcext:value-type="float">
            <text:p>0.18134</text:p>
          </table:table-cell>
          <table:table-cell office:value-type="float" office:value="0.00035" calcext:value-type="float">
            <text:p>0.00035</text:p>
          </table:table-cell>
        </table:table-row>
        <table:table-row table:style-name="ro1">
          <table:table-cell office:value-type="float" office:value="0.17778" calcext:value-type="float">
            <text:p>0.17778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0.17473" calcext:value-type="float">
            <text:p>0.17473</text:p>
          </table:table-cell>
          <table:table-cell office:value-type="float" office:value="0.00033" calcext:value-type="float">
            <text:p>0.00033</text:p>
          </table:table-cell>
        </table:table-row>
        <table:table-row table:style-name="ro1">
          <table:table-cell office:value-type="float" office:value="0.17384" calcext:value-type="float">
            <text:p>0.17384</text:p>
          </table:table-cell>
          <table:table-cell office:value-type="float" office:value="0.00033" calcext:value-type="float">
            <text:p>0.00033</text:p>
          </table:table-cell>
        </table:table-row>
        <table:table-row table:style-name="ro1">
          <table:table-cell office:value-type="float" office:value="0.17229" calcext:value-type="float">
            <text:p>0.17229</text:p>
          </table:table-cell>
          <table:table-cell office:value-type="float" office:value="0.00033" calcext:value-type="float">
            <text:p>0.00033</text:p>
          </table:table-cell>
        </table:table-row>
        <table:table-row table:style-name="ro1">
          <table:table-cell office:value-type="float" office:value="0.17101" calcext:value-type="float">
            <text:p>0.17101</text:p>
          </table:table-cell>
          <table:table-cell office:value-type="float" office:value="0.00033" calcext:value-type="float">
            <text:p>0.00033</text:p>
          </table:table-cell>
        </table:table-row>
        <table:table-row table:style-name="ro1">
          <table:table-cell office:value-type="float" office:value="0.16738" calcext:value-type="float">
            <text:p>0.16738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float" office:value="0.16717" calcext:value-type="float">
            <text:p>0.16717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float" office:value="0.1645" calcext:value-type="float">
            <text:p>0.1645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0.16346" calcext:value-type="float">
            <text:p>0.16346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0.16138" calcext:value-type="float">
            <text:p>0.16138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0.1595" calcext:value-type="float">
            <text:p>0.1595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0.15883" calcext:value-type="float">
            <text:p>0.15883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0.15621" calcext:value-type="float">
            <text:p>0.1562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0.15603" calcext:value-type="float">
            <text:p>0.15603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0.15437" calcext:value-type="float">
            <text:p>0.15437</text:p>
          </table:table-cell>
          <table:table-cell office:value-type="float" office:value="0.00029" calcext:value-type="float">
            <text:p>0.00029</text:p>
          </table:table-cell>
        </table:table-row>
        <table:table-row table:style-name="ro1">
          <table:table-cell office:value-type="float" office:value="0.15331" calcext:value-type="float">
            <text:p>0.15331</text:p>
          </table:table-cell>
          <table:table-cell office:value-type="float" office:value="0.00029" calcext:value-type="float">
            <text:p>0.00029</text:p>
          </table:table-cell>
        </table:table-row>
        <table:table-row table:style-name="ro1">
          <table:table-cell office:value-type="float" office:value="0.14992" calcext:value-type="float">
            <text:p>0.14992</text:p>
          </table:table-cell>
          <table:table-cell office:value-type="float" office:value="0.00029" calcext:value-type="float">
            <text:p>0.00029</text:p>
          </table:table-cell>
        </table:table-row>
        <table:table-row table:style-name="ro1">
          <table:table-cell office:value-type="float" office:value="0.1492" calcext:value-type="float">
            <text:p>0.1492</text:p>
          </table:table-cell>
          <table:table-cell office:value-type="float" office:value="0.00028" calcext:value-type="float">
            <text:p>0.00028</text:p>
          </table:table-cell>
        </table:table-row>
        <table:table-row table:style-name="ro1">
          <table:table-cell office:value-type="float" office:value="0.14873" calcext:value-type="float">
            <text:p>0.14873</text:p>
          </table:table-cell>
          <table:table-cell office:value-type="float" office:value="0.00028" calcext:value-type="float">
            <text:p>0.00028</text:p>
          </table:table-cell>
        </table:table-row>
        <table:table-row table:style-name="ro1">
          <table:table-cell office:value-type="float" office:value="0.14678" calcext:value-type="float">
            <text:p>0.14678</text:p>
          </table:table-cell>
          <table:table-cell office:value-type="float" office:value="0.00028" calcext:value-type="float">
            <text:p>0.00028</text:p>
          </table:table-cell>
        </table:table-row>
        <table:table-row table:style-name="ro1">
          <table:table-cell office:value-type="float" office:value="0.14494" calcext:value-type="float">
            <text:p>0.14494</text:p>
          </table:table-cell>
          <table:table-cell office:value-type="float" office:value="0.00028" calcext:value-type="float">
            <text:p>0.00028</text:p>
          </table:table-cell>
        </table:table-row>
        <table:table-row table:style-name="ro1">
          <table:table-cell office:value-type="float" office:value="0.14355" calcext:value-type="float">
            <text:p>0.14355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float" office:value="0.14192" calcext:value-type="float">
            <text:p>0.14192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float" office:value="0.14105" calcext:value-type="float">
            <text:p>0.14105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float" office:value="0.14029" calcext:value-type="float">
            <text:p>0.14029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float" office:value="0.13899" calcext:value-type="float">
            <text:p>0.13899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float" office:value="0.13629" calcext:value-type="float">
            <text:p>0.13629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float" office:value="0.13602" calcext:value-type="float">
            <text:p>0.13602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float" office:value="0.13479" calcext:value-type="float">
            <text:p>0.13479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float" office:value="0.13309" calcext:value-type="float">
            <text:p>0.13309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float" office:value="0.13192" calcext:value-type="float">
            <text:p>0.13192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float" office:value="0.13063" calcext:value-type="float">
            <text:p>0.13063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float" office:value="0.12934" calcext:value-type="float">
            <text:p>0.12934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float" office:value="0.1282" calcext:value-type="float">
            <text:p>0.1282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0.12593" calcext:value-type="float">
            <text:p>0.12593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0.12552" calcext:value-type="float">
            <text:p>0.12552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0.12526" calcext:value-type="float">
            <text:p>0.12526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0.12338" calcext:value-type="float">
            <text:p>0.12338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0.12297" calcext:value-type="float">
            <text:p>0.12297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float" office:value="0.12244" calcext:value-type="float">
            <text:p>0.12244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float" office:value="0.12031" calcext:value-type="float">
            <text:p>0.12031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float" office:value="0.11949" calcext:value-type="float">
            <text:p>0.11949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float" office:value="0.11783" calcext:value-type="float">
            <text:p>0.11783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0.11715" calcext:value-type="float">
            <text:p>0.11715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0.11578" calcext:value-type="float">
            <text:p>0.11578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0.11487" calcext:value-type="float">
            <text:p>0.11487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0.11451" calcext:value-type="float">
            <text:p>0.11451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0.11348" calcext:value-type="float">
            <text:p>0.11348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0.11234" calcext:value-type="float">
            <text:p>0.11234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0.11157" calcext:value-type="float">
            <text:p>0.11157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0.11077" calcext:value-type="float">
            <text:p>0.11077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0.1101" calcext:value-type="float">
            <text:p>0.1101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0.10951" calcext:value-type="float">
            <text:p>0.10951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0.10809" calcext:value-type="float">
            <text:p>0.10809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0.10709" calcext:value-type="float">
            <text:p>0.1070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0.10646" calcext:value-type="float">
            <text:p>0.10646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0.10602" calcext:value-type="float">
            <text:p>0.10602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0.1029" calcext:value-type="float">
            <text:p>0.102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0.10226" calcext:value-type="float">
            <text:p>0.10226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0.10192" calcext:value-type="float">
            <text:p>0.10192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float" office:value="0.10063" calcext:value-type="float">
            <text:p>0.10063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float" office:value="0.0993" calcext:value-type="float">
            <text:p>0.0993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float" office:value="0.09824" calcext:value-type="float">
            <text:p>0.09824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float" office:value="0.09778" calcext:value-type="float">
            <text:p>0.09778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float" office:value="0.09755" calcext:value-type="float">
            <text:p>0.09755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float" office:value="0.09628" calcext:value-type="float">
            <text:p>0.09628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0.09563" calcext:value-type="float">
            <text:p>0.09563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0.09454" calcext:value-type="float">
            <text:p>0.09454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0.09427" calcext:value-type="float">
            <text:p>0.09427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0.09376" calcext:value-type="float">
            <text:p>0.09376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0.09143" calcext:value-type="float">
            <text:p>0.09143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0.09093" calcext:value-type="float">
            <text:p>0.09093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0.09036" calcext:value-type="float">
            <text:p>0.09036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0.08991" calcext:value-type="float">
            <text:p>0.08991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0.08875" calcext:value-type="float">
            <text:p>0.08875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0.08836" calcext:value-type="float">
            <text:p>0.08836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0.08757" calcext:value-type="float">
            <text:p>0.08757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0.08655" calcext:value-type="float">
            <text:p>0.08655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0.08647" calcext:value-type="float">
            <text:p>0.08647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0.08499" calcext:value-type="float">
            <text:p>0.08499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0.08459" calcext:value-type="float">
            <text:p>0.08459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0.08361" calcext:value-type="float">
            <text:p>0.08361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0.08319" calcext:value-type="float">
            <text:p>0.08319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0.0823" calcext:value-type="float">
            <text:p>0.0823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0.08208" calcext:value-type="float">
            <text:p>0.08208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0.08132" calcext:value-type="float">
            <text:p>0.08132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0.08072" calcext:value-type="float">
            <text:p>0.08072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0.08015" calcext:value-type="float">
            <text:p>0.08015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0.07983" calcext:value-type="float">
            <text:p>0.07983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0.07904" calcext:value-type="float">
            <text:p>0.07904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0.07849" calcext:value-type="float">
            <text:p>0.07849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0.0775" calcext:value-type="float">
            <text:p>0.0775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0.07726" calcext:value-type="float">
            <text:p>0.07726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0.07664" calcext:value-type="float">
            <text:p>0.07664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0.07629" calcext:value-type="float">
            <text:p>0.07629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0.07539" calcext:value-type="float">
            <text:p>0.07539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0.0746" calcext:value-type="float">
            <text:p>0.0746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0.07413" calcext:value-type="float">
            <text:p>0.07413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0.07383" calcext:value-type="float">
            <text:p>0.07383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0.07269" calcext:value-type="float">
            <text:p>0.07269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0.07231" calcext:value-type="float">
            <text:p>0.07231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0.07184" calcext:value-type="float">
            <text:p>0.07184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7025" calcext:value-type="float">
            <text:p>0.07025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699" calcext:value-type="float">
            <text:p>0.0699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6924" calcext:value-type="float">
            <text:p>0.06924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6886" calcext:value-type="float">
            <text:p>0.06886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6848" calcext:value-type="float">
            <text:p>0.06848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6782" calcext:value-type="float">
            <text:p>0.06782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6748" calcext:value-type="float">
            <text:p>0.06748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6673" calcext:value-type="float">
            <text:p>0.06673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6598" calcext:value-type="float">
            <text:p>0.06598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6558" calcext:value-type="float">
            <text:p>0.06558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06434" calcext:value-type="float">
            <text:p>0.06434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0.06395" calcext:value-type="float">
            <text:p>0.06395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0.06353" calcext:value-type="float">
            <text:p>0.06353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0.06306" calcext:value-type="float">
            <text:p>0.06306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0.06272" calcext:value-type="float">
            <text:p>0.06272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0.06247" calcext:value-type="float">
            <text:p>0.06247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0.06172" calcext:value-type="float">
            <text:p>0.06172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0.06143" calcext:value-type="float">
            <text:p>0.06143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0.06116" calcext:value-type="float">
            <text:p>0.06116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0.06084" calcext:value-type="float">
            <text:p>0.06084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0.0596" calcext:value-type="float">
            <text:p>0.0596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917" calcext:value-type="float">
            <text:p>0.05917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907" calcext:value-type="float">
            <text:p>0.05907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863" calcext:value-type="float">
            <text:p>0.05863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84" calcext:value-type="float">
            <text:p>0.0584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806" calcext:value-type="float">
            <text:p>0.05806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768" calcext:value-type="float">
            <text:p>0.05768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697" calcext:value-type="float">
            <text:p>0.05697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666" calcext:value-type="float">
            <text:p>0.05666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591" calcext:value-type="float">
            <text:p>0.05591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566" calcext:value-type="float">
            <text:p>0.05566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524" calcext:value-type="float">
            <text:p>0.05524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0546" calcext:value-type="float">
            <text:p>0.0546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541" calcext:value-type="float">
            <text:p>0.054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5373" calcext:value-type="float">
            <text:p>0.05373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5358" calcext:value-type="float">
            <text:p>0.05358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5259" calcext:value-type="float">
            <text:p>0.0525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5245" calcext:value-type="float">
            <text:p>0.052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5229" calcext:value-type="float">
            <text:p>0.0522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5174" calcext:value-type="float">
            <text:p>0.05174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512" calcext:value-type="float">
            <text:p>0.0512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5087" calcext:value-type="float">
            <text:p>0.05087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5037" calcext:value-type="float">
            <text:p>0.05037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5015" calcext:value-type="float">
            <text:p>0.0501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4923" calcext:value-type="float">
            <text:p>0.04923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912" calcext:value-type="float">
            <text:p>0.04912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901" calcext:value-type="float">
            <text:p>0.04901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864" calcext:value-type="float">
            <text:p>0.04864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779" calcext:value-type="float">
            <text:p>0.04779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765" calcext:value-type="float">
            <text:p>0.04765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732" calcext:value-type="float">
            <text:p>0.04732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73" calcext:value-type="float">
            <text:p>0.0473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672" calcext:value-type="float">
            <text:p>0.04672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639" calcext:value-type="float">
            <text:p>0.04639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527" calcext:value-type="float">
            <text:p>0.04527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521" calcext:value-type="float">
            <text:p>0.04521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491" calcext:value-type="float">
            <text:p>0.04491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0.04419" calcext:value-type="float">
            <text:p>0.04419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397" calcext:value-type="float">
            <text:p>0.04397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357" calcext:value-type="float">
            <text:p>0.04357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351" calcext:value-type="float">
            <text:p>0.04351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323" calcext:value-type="float">
            <text:p>0.04323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305" calcext:value-type="float">
            <text:p>0.04305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294" calcext:value-type="float">
            <text:p>0.04294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223" calcext:value-type="float">
            <text:p>0.04223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186" calcext:value-type="float">
            <text:p>0.04186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155" calcext:value-type="float">
            <text:p>0.04155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142" calcext:value-type="float">
            <text:p>0.04142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067" calcext:value-type="float">
            <text:p>0.04067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4028" calcext:value-type="float">
            <text:p>0.04028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3994" calcext:value-type="float">
            <text:p>0.03994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3981" calcext:value-type="float">
            <text:p>0.03981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3949" calcext:value-type="float">
            <text:p>0.03949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0.03909" calcext:value-type="float">
            <text:p>0.03909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858" calcext:value-type="float">
            <text:p>0.03858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837" calcext:value-type="float">
            <text:p>0.03837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814" calcext:value-type="float">
            <text:p>0.03814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808" calcext:value-type="float">
            <text:p>0.03808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755" calcext:value-type="float">
            <text:p>0.03755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703" calcext:value-type="float">
            <text:p>0.03703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696" calcext:value-type="float">
            <text:p>0.03696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646" calcext:value-type="float">
            <text:p>0.03646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632" calcext:value-type="float">
            <text:p>0.03632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588" calcext:value-type="float">
            <text:p>0.03588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57" calcext:value-type="float">
            <text:p>0.0357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523" calcext:value-type="float">
            <text:p>0.03523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514" calcext:value-type="float">
            <text:p>0.03514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478" calcext:value-type="float">
            <text:p>0.03478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437" calcext:value-type="float">
            <text:p>0.03437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0.03397" calcext:value-type="float">
            <text:p>0.03397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367" calcext:value-type="float">
            <text:p>0.03367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35" calcext:value-type="float">
            <text:p>0.0335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321" calcext:value-type="float">
            <text:p>0.03321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27" calcext:value-type="float">
            <text:p>0.0327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241" calcext:value-type="float">
            <text:p>0.03241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189" calcext:value-type="float">
            <text:p>0.03189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154" calcext:value-type="float">
            <text:p>0.03154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142" calcext:value-type="float">
            <text:p>0.03142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104" calcext:value-type="float">
            <text:p>0.03104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072" calcext:value-type="float">
            <text:p>0.03072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065" calcext:value-type="float">
            <text:p>0.03065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032" calcext:value-type="float">
            <text:p>0.03032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3012" calcext:value-type="float">
            <text:p>0.03012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2979" calcext:value-type="float">
            <text:p>0.02979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2956" calcext:value-type="float">
            <text:p>0.02956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2936" calcext:value-type="float">
            <text:p>0.02936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2922" calcext:value-type="float">
            <text:p>0.02922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2902" calcext:value-type="float">
            <text:p>0.02902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0.02856" calcext:value-type="float">
            <text:p>0.02856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82" calcext:value-type="float">
            <text:p>0.028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802" calcext:value-type="float">
            <text:p>0.028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78" calcext:value-type="float">
            <text:p>0.0278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759" calcext:value-type="float">
            <text:p>0.02759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728" calcext:value-type="float">
            <text:p>0.02728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694" calcext:value-type="float">
            <text:p>0.02694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633" calcext:value-type="float">
            <text:p>0.02633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63" calcext:value-type="float">
            <text:p>0.0263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615" calcext:value-type="float">
            <text:p>0.0261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605" calcext:value-type="float">
            <text:p>0.0260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591" calcext:value-type="float">
            <text:p>0.02591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568" calcext:value-type="float">
            <text:p>0.02568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548" calcext:value-type="float">
            <text:p>0.02548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517" calcext:value-type="float">
            <text:p>0.02517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497" calcext:value-type="float">
            <text:p>0.02497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459" calcext:value-type="float">
            <text:p>0.02459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428" calcext:value-type="float">
            <text:p>0.02428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427" calcext:value-type="float">
            <text:p>0.02427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376" calcext:value-type="float">
            <text:p>0.02376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355" calcext:value-type="float">
            <text:p>0.02355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334" calcext:value-type="float">
            <text:p>0.02334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273" calcext:value-type="float">
            <text:p>0.02273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271" calcext:value-type="float">
            <text:p>0.02271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247" calcext:value-type="float">
            <text:p>0.02247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211" calcext:value-type="float">
            <text:p>0.02211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192" calcext:value-type="float">
            <text:p>0.02192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174" calcext:value-type="float">
            <text:p>0.02174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155" calcext:value-type="float">
            <text:p>0.02155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13" calcext:value-type="float">
            <text:p>0.0213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11" calcext:value-type="float">
            <text:p>0.0211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104" calcext:value-type="float">
            <text:p>0.02104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073" calcext:value-type="float">
            <text:p>0.02073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041" calcext:value-type="float">
            <text:p>0.02041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027" calcext:value-type="float">
            <text:p>0.02027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2011" calcext:value-type="float">
            <text:p>0.02011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1993" calcext:value-type="float">
            <text:p>0.01993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1967" calcext:value-type="float">
            <text:p>0.01967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193" calcext:value-type="float">
            <text:p>0.0193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191" calcext:value-type="float">
            <text:p>0.0191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188" calcext:value-type="float">
            <text:p>0.0188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187" calcext:value-type="float">
            <text:p>0.0187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186" calcext:value-type="float">
            <text:p>0.0186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1847" calcext:value-type="float">
            <text:p>0.01847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1843" calcext:value-type="float">
            <text:p>0.01843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0.0181" calcext:value-type="float">
            <text:p>0.0181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798" calcext:value-type="float">
            <text:p>0.01798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769" calcext:value-type="float">
            <text:p>0.01769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751" calcext:value-type="float">
            <text:p>0.01751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736" calcext:value-type="float">
            <text:p>0.01736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712" calcext:value-type="float">
            <text:p>0.01712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687" calcext:value-type="float">
            <text:p>0.01687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673" calcext:value-type="float">
            <text:p>0.01673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626" calcext:value-type="float">
            <text:p>0.01626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591" calcext:value-type="float">
            <text:p>0.01591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581" calcext:value-type="float">
            <text:p>0.01581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579" calcext:value-type="float">
            <text:p>0.01579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549" calcext:value-type="float">
            <text:p>0.01549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53" calcext:value-type="float">
            <text:p>0.0153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514" calcext:value-type="float">
            <text:p>0.01514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456" calcext:value-type="float">
            <text:p>0.01456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441" calcext:value-type="float">
            <text:p>0.01441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419" calcext:value-type="float">
            <text:p>0.01419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408" calcext:value-type="float">
            <text:p>0.01408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379" calcext:value-type="float">
            <text:p>0.01379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373" calcext:value-type="float">
            <text:p>0.01373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326" calcext:value-type="float">
            <text:p>0.01326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0.01305" calcext:value-type="float">
            <text:p>0.0130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0.01266" calcext:value-type="float">
            <text:p>0.01266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0.01256" calcext:value-type="float">
            <text:p>0.01256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0.01249" calcext:value-type="float">
            <text:p>0.01249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0.01193" calcext:value-type="float">
            <text:p>0.01193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0.01184" calcext:value-type="float">
            <text:p>0.01184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0.01141" calcext:value-type="float">
            <text:p>0.01141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0.01114" calcext:value-type="float">
            <text:p>0.01114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0.01035" calcext:value-type="float">
            <text:p>0.0103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01" calcext:value-type="float">
            <text:p>0.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0:51:53.999551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hvir Surana</meta:initial-creator>
    <meta:creation-date>2015-11-25T14:56:48.306015350</meta:creation-date>
    <dc:date>2015-11-27T12:20:04.093716806</dc:date>
    <dc:creator>Yashvir Surana</dc:creator>
    <meta:editing-duration>PT2H45M18S</meta:editing-duration>
    <meta:editing-cycles>5</meta:editing-cycles>
    <meta:generator>LibreOffice/4.2.6.3$Linux_X86_64 LibreOffice_project/420$Build-3</meta:generator>
    <meta:document-statistic meta:table-count="1" meta:cell-count="10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cale-text="true"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scale-text="tru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06cm" svg:y="0.316cm" chart:style-name="ch2">
          <text:p>Plot of within cluster sum of squared errors vs. number of clusters</text:p>
        </chart:title>
        <chart:plot-area chart:style-name="ch3" table:cell-range-address="Sheet1.A1:Sheet1.B7" chart:data-source-has-labels="column" svg:x="1.331cm" svg:y="1.275cm" svg:width="14.349cm" svg:height="6.564cm">
          <chartooo:coordinate-region svg:x="2.323cm" svg:y="1.474cm" svg:width="12.364cm" svg:height="5.718cm"/>
          <chart:axis chart:dimension="x" chart:name="primary-x" chart:style-name="ch4" chartooo:axis-type="auto">
            <chartooo:date-scale/>
            <chart:title svg:x="7.019cm" svg:y="8.019cm" chart:style-name="ch5">
              <text:p>Number of Clusters</text:p>
            </chart:title>
            <chart:categories table:cell-range-address="Sheet1.A1:Sheet1.A7"/>
            <chart:grid chart:style-name="ch6" chart:class="major"/>
          </chart:axis>
          <chart:axis chart:dimension="y" chart:name="primary-y" chart:style-name="ch4">
            <chart:title svg:x="0.451cm" svg:y="7.26cm" chart:style-name="ch7">
              <text:p>Within cluster sum of squared errors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B1:Sheet1.B7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:Sheet1.A7</svg:desc>
                </draw:g>
              </table:table-cell>
              <table:table-cell office:value-type="float" office:value="8049.29669735724">
                <text:p>8049.29669735724</text:p>
                <draw:g>
                  <svg:desc>Sheet1.B1:Sheet1.B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520.91644818418">
                <text:p>7520.9164481841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481.34776388707">
                <text:p>7481.347763887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981.06371447998">
                <text:p>6981.063714479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953.69902138921">
                <text:p>6953.699021389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932.07854362355">
                <text:p>6932.078543623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894.73601603683">
                <text:p>6894.73601603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75cm" svg:height="8.806cm" xlink:href=".." xlink:type="simple" chart:class="chart:line" chart:style-name="ch1">
        <chart:title svg:x="2.931cm" svg:y="0.312cm" chart:style-name="ch2">
          <text:p>Plot of Eigenvalues in descending order</text:p>
        </chart:title>
        <chart:plot-area chart:style-name="ch3" table:cell-range-address="Sheet1.A24:Sheet1.A547" svg:x="1.284cm" svg:y="1.267cm" svg:width="12.118cm" svg:height="6.382cm">
          <chartooo:coordinate-region svg:x="1.905cm" svg:y="1.467cm" svg:width="11.497cm" svg:height="5.258cm"/>
          <chart:axis chart:dimension="x" chart:name="primary-x" chart:style-name="ch4">
            <chart:title svg:x="3.224cm" svg:y="7.825cm" chart:style-name="ch5">
              <text:p>Eigenvalue Number (Attributes) (1=Greatest Eigenvalue)</text:p>
            </chart:title>
          </chart:axis>
          <chart:axis chart:dimension="y" chart:name="primary-y" chart:style-name="ch4">
            <chart:title svg:x="0.451cm" svg:y="5.415cm" chart:style-name="ch6">
              <text:p>Eigenvalues</text:p>
            </chart:title>
            <chart:grid chart:style-name="ch7" chart:class="major"/>
          </chart:axis>
          <chart:series chart:style-name="ch8" chart:values-cell-range-address="Sheet1.A24:Sheet1.A547" chart:class="chart:line">
            <chart:data-point chart:repeated="5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95946">
                <text:p>40.95946</text:p>
                <draw:g>
                  <svg:desc>Sheet1.A24:Sheet1.A5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70646">
                <text:p>29.70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523">
                <text:p>25.71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65428">
                <text:p>20.65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91569">
                <text:p>17.91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39928">
                <text:p>15.39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47031">
                <text:p>14.47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96392">
                <text:p>11.96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02896">
                <text:p>11.02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9605">
                <text:p>10.59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3393">
                <text:p>9.83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2191">
                <text:p>8.52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02146">
                <text:p>8.02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61897">
                <text:p>7.61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555">
                <text:p>7.2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8743">
                <text:p>6.8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4637">
                <text:p>6.54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0858">
                <text:p>6.10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989">
                <text:p>5.9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2218">
                <text:p>5.72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0791">
                <text:p>5.507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992">
                <text:p>5.2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1147">
                <text:p>5.21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2596">
                <text:p>4.82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9221">
                <text:p>4.79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66567">
                <text:p>4.66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7707">
                <text:p>4.37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0249">
                <text:p>4.20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9703">
                <text:p>4.097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0316">
                <text:p>4.00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2958">
                <text:p>3.92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3896">
                <text:p>3.73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5889">
                <text:p>3.65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7711">
                <text:p>3.47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9769">
                <text:p>3.39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6811">
                <text:p>3.26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6315">
                <text:p>3.26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2247">
                <text:p>3.22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2838">
                <text:p>3.12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6644">
                <text:p>3.06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2955">
                <text:p>2.92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079">
                <text:p>2.9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9962">
                <text:p>2.799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987">
                <text:p>2.69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6656">
                <text:p>2.56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7153">
                <text:p>2.47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3289">
                <text:p>2.432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693">
                <text:p>2.35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478">
                <text:p>2.3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7645">
                <text:p>2.276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5773">
                <text:p>2.2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3653">
                <text:p>2.23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7584">
                <text:p>2.17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1495">
                <text:p>2.114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7931">
                <text:p>2.079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2741">
                <text:p>2.027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8391">
                <text:p>1.983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6465">
                <text:p>1.96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4007">
                <text:p>1.94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0268">
                <text:p>1.90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212">
                <text:p>1.88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4884">
                <text:p>1.848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7403">
                <text:p>1.774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4991">
                <text:p>1.74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8816">
                <text:p>1.688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7755">
                <text:p>1.677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2985">
                <text:p>1.629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9512">
                <text:p>1.595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6553">
                <text:p>1.565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352">
                <text:p>1.53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1726">
                <text:p>1.51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7934">
                <text:p>1.479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6083">
                <text:p>1.460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1873">
                <text:p>1.418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995">
                <text:p>1.39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7157">
                <text:p>1.371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4579">
                <text:p>1.345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0944">
                <text:p>1.30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8991">
                <text:p>1.28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5918">
                <text:p>1.259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087">
                <text:p>1.25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2679">
                <text:p>1.22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8203">
                <text:p>1.182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6996">
                <text:p>1.16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5509">
                <text:p>1.155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421">
                <text:p>1.1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1899">
                <text:p>1.11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129">
                <text:p>1.1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8855">
                <text:p>1.08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771">
                <text:p>1.07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458">
                <text:p>1.04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359">
                <text:p>1.03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1376">
                <text:p>1.013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762">
                <text:p>0.98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105">
                <text:p>0.97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304">
                <text:p>0.963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904">
                <text:p>0.949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1034">
                <text:p>0.910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021">
                <text:p>0.90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9034">
                <text:p>0.890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8075">
                <text:p>0.88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6947">
                <text:p>0.86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5818">
                <text:p>0.858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328">
                <text:p>0.83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2974">
                <text:p>0.829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1857">
                <text:p>0.81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0936">
                <text:p>0.80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9497">
                <text:p>0.794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8943">
                <text:p>0.78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6634">
                <text:p>0.766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5557">
                <text:p>0.755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4677">
                <text:p>0.746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2834">
                <text:p>0.72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121">
                <text:p>0.71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0259">
                <text:p>0.702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9245">
                <text:p>0.69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8605">
                <text:p>0.686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8299">
                <text:p>0.682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6776">
                <text:p>0.667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5977">
                <text:p>0.659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5699">
                <text:p>0.656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4387">
                <text:p>0.64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3402">
                <text:p>0.634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351">
                <text:p>0.623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37">
                <text:p>0.61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073">
                <text:p>0.60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9203">
                <text:p>0.592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8124">
                <text:p>0.58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7181">
                <text:p>0.571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6484">
                <text:p>0.564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246">
                <text:p>0.562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789">
                <text:p>0.557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258">
                <text:p>0.542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705">
                <text:p>0.53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064">
                <text:p>0.530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1911">
                <text:p>0.519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1209">
                <text:p>0.512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0925">
                <text:p>0.509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9903">
                <text:p>0.499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9342">
                <text:p>0.493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8515">
                <text:p>0.485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7585">
                <text:p>0.47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7206">
                <text:p>0.472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6964">
                <text:p>0.469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353">
                <text:p>0.463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5574">
                <text:p>0.455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5337">
                <text:p>0.453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4423">
                <text:p>0.444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4257">
                <text:p>0.442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3298">
                <text:p>0.432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2849">
                <text:p>0.428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2606">
                <text:p>0.426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1833">
                <text:p>0.418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0288">
                <text:p>0.402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813">
                <text:p>0.398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686">
                <text:p>0.396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884">
                <text:p>0.388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8477">
                <text:p>0.384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17">
                <text:p>0.38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7474">
                <text:p>0.374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7101">
                <text:p>0.371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702">
                <text:p>0.367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271">
                <text:p>0.362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5689">
                <text:p>0.356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5496">
                <text:p>0.354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4826">
                <text:p>0.348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4584">
                <text:p>0.345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3897">
                <text:p>0.338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3312">
                <text:p>0.33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2849">
                <text:p>0.328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2347">
                <text:p>0.323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2086">
                <text:p>0.320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1968">
                <text:p>0.31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1597">
                <text:p>0.315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1047">
                <text:p>0.310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0925">
                <text:p>0.309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9839">
                <text:p>0.298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932">
                <text:p>0.29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9083">
                <text:p>0.290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985">
                <text:p>0.289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913">
                <text:p>0.289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544">
                <text:p>0.285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013">
                <text:p>0.280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7633">
                <text:p>0.276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7437">
                <text:p>0.274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7364">
                <text:p>0.273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6862">
                <text:p>0.268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6653">
                <text:p>0.266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6007">
                <text:p>0.260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751">
                <text:p>0.257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5549">
                <text:p>0.255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5332">
                <text:p>0.253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924">
                <text:p>0.249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798">
                <text:p>0.247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541">
                <text:p>0.245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032">
                <text:p>0.240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3832">
                <text:p>0.238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3272">
                <text:p>0.232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3254">
                <text:p>0.232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3187">
                <text:p>0.231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2865">
                <text:p>0.228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253">
                <text:p>0.22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2512">
                <text:p>0.225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2223">
                <text:p>0.222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182">
                <text:p>0.21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592">
                <text:p>0.215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359">
                <text:p>0.213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065">
                <text:p>0.210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725">
                <text:p>0.207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659">
                <text:p>0.206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464">
                <text:p>0.204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081">
                <text:p>0.200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9943">
                <text:p>0.199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9798">
                <text:p>0.197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9416">
                <text:p>0.194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9322">
                <text:p>0.193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223">
                <text:p>0.192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9147">
                <text:p>0.191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8663">
                <text:p>0.186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8656">
                <text:p>0.186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8535">
                <text:p>0.185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8409">
                <text:p>0.184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8153">
                <text:p>0.181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8134">
                <text:p>0.181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7778">
                <text:p>0.177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7473">
                <text:p>0.174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7384">
                <text:p>0.173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7229">
                <text:p>0.172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7101">
                <text:p>0.171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6738">
                <text:p>0.167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717">
                <text:p>0.167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645">
                <text:p>0.16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6346">
                <text:p>0.163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138">
                <text:p>0.161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595">
                <text:p>0.15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5883">
                <text:p>0.158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621">
                <text:p>0.156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603">
                <text:p>0.156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5437">
                <text:p>0.154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5331">
                <text:p>0.153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4992">
                <text:p>0.149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492">
                <text:p>0.14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4873">
                <text:p>0.148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678">
                <text:p>0.146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494">
                <text:p>0.144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4355">
                <text:p>0.143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4192">
                <text:p>0.141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105">
                <text:p>0.141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4029">
                <text:p>0.140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3899">
                <text:p>0.138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3629">
                <text:p>0.136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3602">
                <text:p>0.13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3479">
                <text:p>0.134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3309">
                <text:p>0.133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3192">
                <text:p>0.131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3063">
                <text:p>0.130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2934">
                <text:p>0.129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2593">
                <text:p>0.125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2552">
                <text:p>0.125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2526">
                <text:p>0.125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2338">
                <text:p>0.123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2297">
                <text:p>0.122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2244">
                <text:p>0.122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2031">
                <text:p>0.120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1949">
                <text:p>0.119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1783">
                <text:p>0.117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1715">
                <text:p>0.117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1578">
                <text:p>0.115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1487">
                <text:p>0.114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1451">
                <text:p>0.114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1348">
                <text:p>0.113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1234">
                <text:p>0.112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1157">
                <text:p>0.111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077">
                <text:p>0.110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0951">
                <text:p>0.109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0809">
                <text:p>0.10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0709">
                <text:p>0.107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0646">
                <text:p>0.106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602">
                <text:p>0.106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0226">
                <text:p>0.102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0192">
                <text:p>0.101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063">
                <text:p>0.100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9824">
                <text:p>0.098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9778">
                <text:p>0.097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9755">
                <text:p>0.097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9628">
                <text:p>0.096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9563">
                <text:p>0.095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9454">
                <text:p>0.094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9427">
                <text:p>0.094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9376">
                <text:p>0.093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9143">
                <text:p>0.091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9093">
                <text:p>0.090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9036">
                <text:p>0.090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8991">
                <text:p>0.089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875">
                <text:p>0.08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8836">
                <text:p>0.088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8757">
                <text:p>0.087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8655">
                <text:p>0.086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8647">
                <text:p>0.086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8499">
                <text:p>0.084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8459">
                <text:p>0.084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8361">
                <text:p>0.083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8319">
                <text:p>0.083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823">
                <text:p>0.08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8208">
                <text:p>0.082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8132">
                <text:p>0.081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8072">
                <text:p>0.080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015">
                <text:p>0.080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7983">
                <text:p>0.079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7904">
                <text:p>0.079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7849">
                <text:p>0.078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726">
                <text:p>0.077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664">
                <text:p>0.076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629">
                <text:p>0.076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7539">
                <text:p>0.075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7413">
                <text:p>0.074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383">
                <text:p>0.073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269">
                <text:p>0.072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231">
                <text:p>0.072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7184">
                <text:p>0.071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7069">
                <text:p>0.070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7025">
                <text:p>0.070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99">
                <text:p>0.06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6924">
                <text:p>0.069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6886">
                <text:p>0.068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6848">
                <text:p>0.068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782">
                <text:p>0.067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6748">
                <text:p>0.067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704">
                <text:p>0.06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673">
                <text:p>0.066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598">
                <text:p>0.065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6558">
                <text:p>0.065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434">
                <text:p>0.064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395">
                <text:p>0.063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6353">
                <text:p>0.063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6306">
                <text:p>0.063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6272">
                <text:p>0.062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6247">
                <text:p>0.062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172">
                <text:p>0.061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116">
                <text:p>0.061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6084">
                <text:p>0.060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917">
                <text:p>0.059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5907">
                <text:p>0.059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863">
                <text:p>0.058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806">
                <text:p>0.058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5768">
                <text:p>0.057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5697">
                <text:p>0.056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5666">
                <text:p>0.056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591">
                <text:p>0.055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566">
                <text:p>0.055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5524">
                <text:p>0.055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373">
                <text:p>0.053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358">
                <text:p>0.053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259">
                <text:p>0.052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245">
                <text:p>0.052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5229">
                <text:p>0.052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174">
                <text:p>0.051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5087">
                <text:p>0.050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5037">
                <text:p>0.050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5015">
                <text:p>0.050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4993">
                <text:p>0.049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4923">
                <text:p>0.049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4912">
                <text:p>0.049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4901">
                <text:p>0.049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4864">
                <text:p>0.048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4779">
                <text:p>0.047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4765">
                <text:p>0.047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4732">
                <text:p>0.047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4672">
                <text:p>0.046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4639">
                <text:p>0.046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527">
                <text:p>0.045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4521">
                <text:p>0.045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4419">
                <text:p>0.044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4397">
                <text:p>0.043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4357">
                <text:p>0.043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4351">
                <text:p>0.043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4323">
                <text:p>0.043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4305">
                <text:p>0.043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4294">
                <text:p>0.042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4223">
                <text:p>0.042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4186">
                <text:p>0.041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4155">
                <text:p>0.041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4142">
                <text:p>0.041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067">
                <text:p>0.040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4028">
                <text:p>0.040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994">
                <text:p>0.039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981">
                <text:p>0.039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949">
                <text:p>0.039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3909">
                <text:p>0.039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3858">
                <text:p>0.038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837">
                <text:p>0.038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3814">
                <text:p>0.038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3808">
                <text:p>0.038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755">
                <text:p>0.037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3703">
                <text:p>0.037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3696">
                <text:p>0.036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3646">
                <text:p>0.036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3632">
                <text:p>0.036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588">
                <text:p>0.035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523">
                <text:p>0.035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3514">
                <text:p>0.035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3478">
                <text:p>0.034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3456">
                <text:p>0.034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3437">
                <text:p>0.034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3397">
                <text:p>0.033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367">
                <text:p>0.033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335">
                <text:p>0.03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3264">
                <text:p>0.032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241">
                <text:p>0.032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3216">
                <text:p>0.032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3189">
                <text:p>0.031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154">
                <text:p>0.031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142">
                <text:p>0.031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3104">
                <text:p>0.031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3072">
                <text:p>0.030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3065">
                <text:p>0.030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3032">
                <text:p>0.030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012">
                <text:p>0.030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979">
                <text:p>0.029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956">
                <text:p>0.029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936">
                <text:p>0.029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922">
                <text:p>0.029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902">
                <text:p>0.029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856">
                <text:p>0.028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802">
                <text:p>0.028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759">
                <text:p>0.027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728">
                <text:p>0.027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694">
                <text:p>0.026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633">
                <text:p>0.026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615">
                <text:p>0.026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605">
                <text:p>0.026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591">
                <text:p>0.025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568">
                <text:p>0.025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548">
                <text:p>0.025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517">
                <text:p>0.025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497">
                <text:p>0.024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459">
                <text:p>0.024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428">
                <text:p>0.024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427">
                <text:p>0.024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376">
                <text:p>0.023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334">
                <text:p>0.023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273">
                <text:p>0.022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271">
                <text:p>0.022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247">
                <text:p>0.022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211">
                <text:p>0.022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192">
                <text:p>0.021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174">
                <text:p>0.021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155">
                <text:p>0.021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104">
                <text:p>0.021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073">
                <text:p>0.020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041">
                <text:p>0.020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027">
                <text:p>0.020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011">
                <text:p>0.020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993">
                <text:p>0.019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967">
                <text:p>0.019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847">
                <text:p>0.018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798">
                <text:p>0.017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769">
                <text:p>0.017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751">
                <text:p>0.017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736">
                <text:p>0.017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712">
                <text:p>0.017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687">
                <text:p>0.016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673">
                <text:p>0.016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626">
                <text:p>0.016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591">
                <text:p>0.015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581">
                <text:p>0.015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579">
                <text:p>0.015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549">
                <text:p>0.015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514">
                <text:p>0.015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456">
                <text:p>0.014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441">
                <text:p>0.014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419">
                <text:p>0.014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408">
                <text:p>0.014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379">
                <text:p>0.013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373">
                <text:p>0.013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326">
                <text:p>0.013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305">
                <text:p>0.013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266">
                <text:p>0.0126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256">
                <text:p>0.012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1249">
                <text:p>0.0124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193">
                <text:p>0.011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184">
                <text:p>0.011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141">
                <text:p>0.011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114">
                <text:p>0.011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1035">
                <text:p>0.010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924">
                <text:p>0.009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6">
                <text:p>0.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